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95cm" fo:min-width="6.7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a6a6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7.2cm" svg:height="2.2cm" svg:x="14.005cm" svg:y="1.2cm">
          <text:p text:style-name="P1">Appareils électroniqu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9.6cm" svg:y="9.4cm">
          <text:p text:style-name="P1">Projec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19.4cm" svg:y="5cm">
          <text:p text:style-name="P1">rou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8.8cm" svg:y="5.2cm">
          <text:p text:style-name="P1">Ordinat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cm" svg:height="2.2cm" svg:x="17.8cm" svg:y="9.405cm">
          <text:p text:style-name="P1">Imprimante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7.2cm" svg:height="2.2cm" svg:x="1cm" svg:y="5.6cm">
            <text:p text:style-name="P1">Personn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2cm" svg:height="2.2cm" svg:x="1cm" svg:y="9.8cm">
            <text:p text:style-name="P1">Utilisateu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2cm" draw:transform="rotate (3.13705479753461) translate (4.895cm 9.802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line draw:style-name="gr3" draw:text-style-name="P3" draw:layer="layout" svg:x1="12.604cm" svg:y1="5.197cm" svg:x2="17.606cm" svg:y2="3.403cm">
          <text:p/>
        </draw:line>
        <draw:line draw:style-name="gr3" draw:text-style-name="P3" draw:layer="layout" svg:x1="22.6cm" svg:y1="5.017cm" svg:x2="17.611cm" svg:y2="3.383cm">
          <text:p/>
        </draw:line>
        <draw:line draw:style-name="gr3" draw:text-style-name="P3" draw:layer="layout" svg:x1="15.393cm" svg:y1="9.396cm" svg:x2="17.616cm" svg:y2="3.404cm">
          <text:p/>
        </draw:line>
        <draw:line draw:style-name="gr3" draw:text-style-name="P3" draw:layer="layout" svg:x1="19.386cm" svg:y1="9.405cm" svg:x2="17.624cm" svg:y2="3.394cm">
          <text:p/>
        </draw:line>
        <draw:custom-shape draw:style-name="gr4" draw:text-style-name="P4" draw:layer="layout" svg:width="7.2cm" svg:height="2.2cm" svg:x="1cm" svg:y="0.8cm">
          <text:p text:style-name="P1">Salle d’ordinateu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54:09.477057659</meta:creation-date>
    <dc:date>2021-06-09T10:43:46.360815432</dc:date>
    <meta:editing-duration>PT36M10S</meta:editing-duration>
    <meta:editing-cycles>5</meta:editing-cycles>
    <meta:generator>LibreOffice/6.4.7.2$Linux_X86_64 LibreOffice_project/40$Build-2</meta:generator>
    <meta:document-statistic meta:object-count="37"/>
  </office:meta>
</office:document-meta>
</file>